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482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6.58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15.4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100">
      <style:table-cell-properties fo:padding="0.071cm"/>
    </style:style>
    <style:style style:name="ce7" style:family="table-cell" style:parent-style-name="Default" style:data-style-name="N2"/>
    <style:style style:name="ce8" style:family="table-cell" style:parent-style-name="Default" style:data-style-name="N5">
      <style:table-cell-properties fo:padding="0.071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7"/>
        <table:table-column table:style-name="co12" table:default-cell-style-name="ce9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3"/>
          <table:table-cell table:number-columns-repeated="11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2</text:p>
          </table:table-cell>
          <table:table-cell office:value-type="string">
            <text:p>SCGCMP</text:p>
          </table:table-cell>
          <table:table-cell table:formula="of:=[.C3]" office:value-type="string" office:string-value="SNOANTDIA080001">
            <text:p>SNOANTDIA080001</text:p>
          </table:table-cell>
          <table:table-cell office:value-type="string">
            <text:p>H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4" office:value-type="string">
            <text:p>0</text:p>
          </table:table-cell>
          <table:table-cell table:formula="of:=SUM([.M4:.M47])" office:value-type="float" office:value="2484742.72">
            <text:p>2484742,72</text:p>
          </table:table-cell>
          <table:table-cell office:value-type="string">
            <text:p>0</text:p>
          </table:table-cell>
          <table:table-cell table:style-name="ce3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DIA080001','2014-08-31','---','-------------------------','2110104020000000002','SCGCMP','SNOANTDIA080001','H','PROVISION DE ANTIGUEDAD DE PRESTACIONES SOCIALES NOMINA DIARIA AGOSTO 2014',2484742,72,0);">
            <text:p>INSERT INTO scg_dt_cmp VALUES('0001','SCGCMP','SNOANTDIA080001','2014-08-31','---','-------------------------','2110104020000000002','SCGCMP','SNOANTDIA080001','H','PROVISION DE ANTIGUEDAD DE PRESTACIONES SOCIALES NOMINA DIARIA AGOSTO 2014',2484742,72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4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3602</text:p>
          </table:table-cell>
          <table:table-cell table:style-name="ce8" office:value-type="float" office:value="6281.52">
            <text:p>6.281,52</text:p>
          </table:table-cell>
          <table:table-cell office:value-type="float" office:value="1">
            <text:p>1</text:p>
          </table:table-cell>
          <table:table-cell table:style-name="ce3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DIA080001','2014-08-31','---','-------------------------','6110800003602000001','SCGCMP','SNOANTDIA080001','D','PROVISION DE ANTIGUEDAD DE PRESTACIONES SOCIALES NOMINA DIARIA AGOSTO 2014',6281,52,1);">
            <text:p>INSERT INTO scg_dt_cmp VALUES('0001','SCGCMP','SNOANTDIA080001','2014-08-31','---','-------------------------','6110800003602000001','SCGCMP','SNOANTDIA080001','D','PROVISION DE ANTIGUEDAD DE PRESTACIONES SOCIALES NOMINA DIARIA AGOSTO 2014',6281,52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5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4504</text:p>
          </table:table-cell>
          <table:table-cell table:style-name="ce8" office:value-type="float" office:value="7681.22">
            <text:p>7.681,22</text:p>
          </table:table-cell>
          <table:table-cell office:value-type="float" office:value="2">
            <text:p>2</text:p>
          </table:table-cell>
          <table:table-cell table:style-name="ce3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DIA080001','2014-08-31','---','-------------------------','6110800004504000001','SCGCMP','SNOANTDIA080001','D','PROVISION DE ANTIGUEDAD DE PRESTACIONES SOCIALES NOMINA DIARIA AGOSTO 2014',7681,22,2);">
            <text:p>INSERT INTO scg_dt_cmp VALUES('0001','SCGCMP','SNOANTDIA080001','2014-08-31','---','-------------------------','6110800004504000001','SCGCMP','SNOANTDIA080001','D','PROVISION DE ANTIGUEDAD DE PRESTACIONES SOCIALES NOMINA DIARIA AGOSTO 2014',7681,22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6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2002</text:p>
          </table:table-cell>
          <table:table-cell table:style-name="ce8" office:value-type="float" office:value="403027.2">
            <text:p>403.027,20</text:p>
          </table:table-cell>
          <table:table-cell office:value-type="float" office:value="3">
            <text:p>3</text:p>
          </table:table-cell>
          <table:table-cell table:style-name="ce3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DIA080001','2014-08-31','---','-------------------------','6110800002002000001','SCGCMP','SNOANTDIA080001','D','PROVISION DE ANTIGUEDAD DE PRESTACIONES SOCIALES NOMINA DIARIA AGOSTO 2014',403027,2,3);">
            <text:p>INSERT INTO scg_dt_cmp VALUES('0001','SCGCMP','SNOANTDIA080001','2014-08-31','---','-------------------------','6110800002002000001','SCGCMP','SNOANTDIA080001','D','PROVISION DE ANTIGUEDAD DE PRESTACIONES SOCIALES NOMINA DIARIA AGOSTO 2014',403027,2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7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2903</text:p>
          </table:table-cell>
          <table:table-cell table:style-name="ce8" office:value-type="float" office:value="30535.12">
            <text:p>30.535,12</text:p>
          </table:table-cell>
          <table:table-cell office:value-type="float" office:value="4">
            <text:p>4</text:p>
          </table:table-cell>
          <table:table-cell table:style-name="ce3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DIA080001','2014-08-31','---','-------------------------','6110800002903000001','SCGCMP','SNOANTDIA080001','D','PROVISION DE ANTIGUEDAD DE PRESTACIONES SOCIALES NOMINA DIARIA AGOSTO 2014',30535,12,4);">
            <text:p>INSERT INTO scg_dt_cmp VALUES('0001','SCGCMP','SNOANTDIA080001','2014-08-31','---','-------------------------','6110800002903000001','SCGCMP','SNOANTDIA080001','D','PROVISION DE ANTIGUEDAD DE PRESTACIONES SOCIALES NOMINA DIARIA AGOSTO 2014',30535,12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8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4103</text:p>
          </table:table-cell>
          <table:table-cell table:style-name="ce8" office:value-type="float" office:value="26475.52">
            <text:p>26.475,52</text:p>
          </table:table-cell>
          <table:table-cell office:value-type="float" office:value="5">
            <text:p>5</text:p>
          </table:table-cell>
          <table:table-cell table:style-name="ce3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DIA080001','2014-08-31','---','-------------------------','6110800004103000001','SCGCMP','SNOANTDIA080001','D','PROVISION DE ANTIGUEDAD DE PRESTACIONES SOCIALES NOMINA DIARIA AGOSTO 2014',26475,52,5);">
            <text:p>INSERT INTO scg_dt_cmp VALUES('0001','SCGCMP','SNOANTDIA080001','2014-08-31','---','-------------------------','6110800004103000001','SCGCMP','SNOANTDIA080001','D','PROVISION DE ANTIGUEDAD DE PRESTACIONES SOCIALES NOMINA DIARIA AGOSTO 2014',26475,52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9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2003</text:p>
          </table:table-cell>
          <table:table-cell table:style-name="ce8" office:value-type="float" office:value="37044.27">
            <text:p>37.044,27</text:p>
          </table:table-cell>
          <table:table-cell office:value-type="float" office:value="6">
            <text:p>6</text:p>
          </table:table-cell>
          <table:table-cell table:style-name="ce3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DIA080001','2014-08-31','---','-------------------------','6110800002003000001','SCGCMP','SNOANTDIA080001','D','PROVISION DE ANTIGUEDAD DE PRESTACIONES SOCIALES NOMINA DIARIA AGOSTO 2014',37044,27,6);">
            <text:p>INSERT INTO scg_dt_cmp VALUES('0001','SCGCMP','SNOANTDIA080001','2014-08-31','---','-------------------------','6110800002003000001','SCGCMP','SNOANTDIA080001','D','PROVISION DE ANTIGUEDAD DE PRESTACIONES SOCIALES NOMINA DIARIA AGOSTO 2014',37044,27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10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4601</text:p>
          </table:table-cell>
          <table:table-cell table:style-name="ce8" office:value-type="float" office:value="21228.84">
            <text:p>21.228,84</text:p>
          </table:table-cell>
          <table:table-cell office:value-type="float" office:value="7">
            <text:p>7</text:p>
          </table:table-cell>
          <table:table-cell table:style-name="ce3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DIA080001','2014-08-31','---','-------------------------','6110800004601000001','SCGCMP','SNOANTDIA080001','D','PROVISION DE ANTIGUEDAD DE PRESTACIONES SOCIALES NOMINA DIARIA AGOSTO 2014',21228,84,7);">
            <text:p>INSERT INTO scg_dt_cmp VALUES('0001','SCGCMP','SNOANTDIA080001','2014-08-31','---','-------------------------','6110800004601000001','SCGCMP','SNOANTDIA080001','D','PROVISION DE ANTIGUEDAD DE PRESTACIONES SOCIALES NOMINA DIARIA AGOSTO 2014',21228,84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11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4002</text:p>
          </table:table-cell>
          <table:table-cell table:style-name="ce8" office:value-type="float" office:value="14890.28">
            <text:p>14.890,28</text:p>
          </table:table-cell>
          <table:table-cell office:value-type="float" office:value="8">
            <text:p>8</text:p>
          </table:table-cell>
          <table:table-cell table:style-name="ce3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DIA080001','2014-08-31','---','-------------------------','6110800004002000001','SCGCMP','SNOANTDIA080001','D','PROVISION DE ANTIGUEDAD DE PRESTACIONES SOCIALES NOMINA DIARIA AGOSTO 2014',14890,28,8);">
            <text:p>INSERT INTO scg_dt_cmp VALUES('0001','SCGCMP','SNOANTDIA080001','2014-08-31','---','-------------------------','6110800004002000001','SCGCMP','SNOANTDIA080001','D','PROVISION DE ANTIGUEDAD DE PRESTACIONES SOCIALES NOMINA DIARIA AGOSTO 2014',14890,28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12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2400</text:p>
          </table:table-cell>
          <table:table-cell table:style-name="ce8" office:value-type="float" office:value="2073.64">
            <text:p>2.073,64</text:p>
          </table:table-cell>
          <table:table-cell office:value-type="float" office:value="9">
            <text:p>9</text:p>
          </table:table-cell>
          <table:table-cell table:style-name="ce3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DIA080001','2014-08-31','---','-------------------------','6110800002400000001','SCGCMP','SNOANTDIA080001','D','PROVISION DE ANTIGUEDAD DE PRESTACIONES SOCIALES NOMINA DIARIA AGOSTO 2014',2073,64,9);">
            <text:p>INSERT INTO scg_dt_cmp VALUES('0001','SCGCMP','SNOANTDIA080001','2014-08-31','---','-------------------------','6110800002400000001','SCGCMP','SNOANTDIA080001','D','PROVISION DE ANTIGUEDAD DE PRESTACIONES SOCIALES NOMINA DIARIA AGOSTO 2014',2073,64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2802</text:p>
          </table:table-cell>
          <table:table-cell table:style-name="ce8" office:value-type="float" office:value="11063.22">
            <text:p>11.063,22</text:p>
          </table:table-cell>
          <table:table-cell office:value-type="float" office:value="10">
            <text:p>10</text:p>
          </table:table-cell>
          <table:table-cell table:style-name="ce3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DIA080001','2014-08-31','---','-------------------------','6110800002802000001','SCGCMP','SNOANTDIA080001','D','PROVISION DE ANTIGUEDAD DE PRESTACIONES SOCIALES NOMINA DIARIA AGOSTO 2014',11063,22,10);">
            <text:p>INSERT INTO scg_dt_cmp VALUES('0001','SCGCMP','SNOANTDIA080001','2014-08-31','---','-------------------------','6110800002802000001','SCGCMP','SNOANTDIA080001','D','PROVISION DE ANTIGUEDAD DE PRESTACIONES SOCIALES NOMINA DIARIA AGOSTO 2014',11063,22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4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2900</text:p>
          </table:table-cell>
          <table:table-cell table:style-name="ce8" office:value-type="float" office:value="12906.48">
            <text:p>12.906,48</text:p>
          </table:table-cell>
          <table:table-cell office:value-type="float" office:value="11">
            <text:p>11</text:p>
          </table:table-cell>
          <table:table-cell table:style-name="ce3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DIA080001','2014-08-31','---','-------------------------','6110800002900000001','SCGCMP','SNOANTDIA080001','D','PROVISION DE ANTIGUEDAD DE PRESTACIONES SOCIALES NOMINA DIARIA AGOSTO 2014',12906,48,11);">
            <text:p>INSERT INTO scg_dt_cmp VALUES('0001','SCGCMP','SNOANTDIA080001','2014-08-31','---','-------------------------','6110800002900000001','SCGCMP','SNOANTDIA080001','D','PROVISION DE ANTIGUEDAD DE PRESTACIONES SOCIALES NOMINA DIARIA AGOSTO 2014',12906,48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5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3302</text:p>
          </table:table-cell>
          <table:table-cell table:style-name="ce8" office:value-type="float" office:value="34831.69">
            <text:p>34.831,69</text:p>
          </table:table-cell>
          <table:table-cell office:value-type="float" office:value="12">
            <text:p>12</text:p>
          </table:table-cell>
          <table:table-cell table:style-name="ce3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DIA080001','2014-08-31','---','-------------------------','6110800003302000001','SCGCMP','SNOANTDIA080001','D','PROVISION DE ANTIGUEDAD DE PRESTACIONES SOCIALES NOMINA DIARIA AGOSTO 2014',34831,69,12);">
            <text:p>INSERT INTO scg_dt_cmp VALUES('0001','SCGCMP','SNOANTDIA080001','2014-08-31','---','-------------------------','6110800003302000001','SCGCMP','SNOANTDIA080001','D','PROVISION DE ANTIGUEDAD DE PRESTACIONES SOCIALES NOMINA DIARIA AGOSTO 2014',34831,69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16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3201</text:p>
          </table:table-cell>
          <table:table-cell table:style-name="ce8" office:value-type="float" office:value="487976.89">
            <text:p>487.976,89</text:p>
          </table:table-cell>
          <table:table-cell office:value-type="float" office:value="13">
            <text:p>13</text:p>
          </table:table-cell>
          <table:table-cell table:style-name="ce3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DIA080001','2014-08-31','---','-------------------------','6110800003201000001','SCGCMP','SNOANTDIA080001','D','PROVISION DE ANTIGUEDAD DE PRESTACIONES SOCIALES NOMINA DIARIA AGOSTO 2014',487976,89,13);">
            <text:p>INSERT INTO scg_dt_cmp VALUES('0001','SCGCMP','SNOANTDIA080001','2014-08-31','---','-------------------------','6110800003201000001','SCGCMP','SNOANTDIA080001','D','PROVISION DE ANTIGUEDAD DE PRESTACIONES SOCIALES NOMINA DIARIA AGOSTO 2014',487976,89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7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4508</text:p>
          </table:table-cell>
          <table:table-cell table:style-name="ce8" office:value-type="float" office:value="52218.24">
            <text:p>52.218,24</text:p>
          </table:table-cell>
          <table:table-cell office:value-type="float" office:value="14">
            <text:p>14</text:p>
          </table:table-cell>
          <table:table-cell table:style-name="ce3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DIA080001','2014-08-31','---','-------------------------','6110800004508000001','SCGCMP','SNOANTDIA080001','D','PROVISION DE ANTIGUEDAD DE PRESTACIONES SOCIALES NOMINA DIARIA AGOSTO 2014',52218,24,14);">
            <text:p>INSERT INTO scg_dt_cmp VALUES('0001','SCGCMP','SNOANTDIA080001','2014-08-31','---','-------------------------','6110800004508000001','SCGCMP','SNOANTDIA080001','D','PROVISION DE ANTIGUEDAD DE PRESTACIONES SOCIALES NOMINA DIARIA AGOSTO 2014',52218,24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18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2904</text:p>
          </table:table-cell>
          <table:table-cell table:style-name="ce8" office:value-type="float" office:value="9868.27">
            <text:p>9.868,27</text:p>
          </table:table-cell>
          <table:table-cell office:value-type="float" office:value="15">
            <text:p>15</text:p>
          </table:table-cell>
          <table:table-cell table:style-name="ce3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DIA080001','2014-08-31','---','-------------------------','6110800002904000001','SCGCMP','SNOANTDIA080001','D','PROVISION DE ANTIGUEDAD DE PRESTACIONES SOCIALES NOMINA DIARIA AGOSTO 2014',9868,27,15);">
            <text:p>INSERT INTO scg_dt_cmp VALUES('0001','SCGCMP','SNOANTDIA080001','2014-08-31','---','-------------------------','6110800002904000001','SCGCMP','SNOANTDIA080001','D','PROVISION DE ANTIGUEDAD DE PRESTACIONES SOCIALES NOMINA DIARIA AGOSTO 2014',9868,27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19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3102</text:p>
          </table:table-cell>
          <table:table-cell table:style-name="ce8" office:value-type="float" office:value="27282.95">
            <text:p>27.282,95</text:p>
          </table:table-cell>
          <table:table-cell office:value-type="float" office:value="16">
            <text:p>16</text:p>
          </table:table-cell>
          <table:table-cell table:style-name="ce3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DIA080001','2014-08-31','---','-------------------------','6110800003102000001','SCGCMP','SNOANTDIA080001','D','PROVISION DE ANTIGUEDAD DE PRESTACIONES SOCIALES NOMINA DIARIA AGOSTO 2014',27282,95,16);">
            <text:p>INSERT INTO scg_dt_cmp VALUES('0001','SCGCMP','SNOANTDIA080001','2014-08-31','---','-------------------------','6110800003102000001','SCGCMP','SNOANTDIA080001','D','PROVISION DE ANTIGUEDAD DE PRESTACIONES SOCIALES NOMINA DIARIA AGOSTO 2014',27282,95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4300000001">
            <text:p>6110800004300000001</text:p>
          </table:table-cell>
          <table:table-cell office:value-type="string">
            <text:p>SCGCMP</text:p>
          </table:table-cell>
          <table:table-cell table:formula="of:=[.C20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4300</text:p>
          </table:table-cell>
          <table:table-cell table:style-name="ce8" office:value-type="float" office:value="18313.48">
            <text:p>18.313,48</text:p>
          </table:table-cell>
          <table:table-cell office:value-type="float" office:value="17">
            <text:p>17</text:p>
          </table:table-cell>
          <table:table-cell table:style-name="ce3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DIA080001','2014-08-31','---','-------------------------','6110800004300000001','SCGCMP','SNOANTDIA080001','D','PROVISION DE ANTIGUEDAD DE PRESTACIONES SOCIALES NOMINA DIARIA AGOSTO 2014',18313,48,17);">
            <text:p>INSERT INTO scg_dt_cmp VALUES('0001','SCGCMP','SNOANTDIA080001','2014-08-31','---','-------------------------','6110800004300000001','SCGCMP','SNOANTDIA080001','D','PROVISION DE ANTIGUEDAD DE PRESTACIONES SOCIALES NOMINA DIARIA AGOSTO 2014',18313,48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21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3601</text:p>
          </table:table-cell>
          <table:table-cell table:style-name="ce8" office:value-type="float" office:value="26940.97">
            <text:p>26.940,97</text:p>
          </table:table-cell>
          <table:table-cell office:value-type="float" office:value="18">
            <text:p>18</text:p>
          </table:table-cell>
          <table:table-cell table:style-name="ce3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DIA080001','2014-08-31','---','-------------------------','6110800003601000001','SCGCMP','SNOANTDIA080001','D','PROVISION DE ANTIGUEDAD DE PRESTACIONES SOCIALES NOMINA DIARIA AGOSTO 2014',26940,97,18);">
            <text:p>INSERT INTO scg_dt_cmp VALUES('0001','SCGCMP','SNOANTDIA080001','2014-08-31','---','-------------------------','6110800003601000001','SCGCMP','SNOANTDIA080001','D','PROVISION DE ANTIGUEDAD DE PRESTACIONES SOCIALES NOMINA DIARIA AGOSTO 2014',26940,97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22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2004</text:p>
          </table:table-cell>
          <table:table-cell table:style-name="ce8" office:value-type="float" office:value="64076.52">
            <text:p>64.076,52</text:p>
          </table:table-cell>
          <table:table-cell office:value-type="float" office:value="19">
            <text:p>19</text:p>
          </table:table-cell>
          <table:table-cell table:style-name="ce3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DIA080001','2014-08-31','---','-------------------------','6110800002004000001','SCGCMP','SNOANTDIA080001','D','PROVISION DE ANTIGUEDAD DE PRESTACIONES SOCIALES NOMINA DIARIA AGOSTO 2014',64076,52,19);">
            <text:p>INSERT INTO scg_dt_cmp VALUES('0001','SCGCMP','SNOANTDIA080001','2014-08-31','---','-------------------------','6110800002004000001','SCGCMP','SNOANTDIA080001','D','PROVISION DE ANTIGUEDAD DE PRESTACIONES SOCIALES NOMINA DIARIA AGOSTO 2014',64076,52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23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2902</text:p>
          </table:table-cell>
          <table:table-cell table:style-name="ce8" office:value-type="float" office:value="5224.43">
            <text:p>5.224,43</text:p>
          </table:table-cell>
          <table:table-cell office:value-type="float" office:value="20">
            <text:p>20</text:p>
          </table:table-cell>
          <table:table-cell table:style-name="ce3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DIA080001','2014-08-31','---','-------------------------','6110800002902000001','SCGCMP','SNOANTDIA080001','D','PROVISION DE ANTIGUEDAD DE PRESTACIONES SOCIALES NOMINA DIARIA AGOSTO 2014',5224,43,20);">
            <text:p>INSERT INTO scg_dt_cmp VALUES('0001','SCGCMP','SNOANTDIA080001','2014-08-31','---','-------------------------','6110800002902000001','SCGCMP','SNOANTDIA080001','D','PROVISION DE ANTIGUEDAD DE PRESTACIONES SOCIALES NOMINA DIARIA AGOSTO 2014',5224,43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24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4101</text:p>
          </table:table-cell>
          <table:table-cell table:style-name="ce8" office:value-type="float" office:value="34353.99">
            <text:p>34.353,99</text:p>
          </table:table-cell>
          <table:table-cell office:value-type="float" office:value="21">
            <text:p>21</text:p>
          </table:table-cell>
          <table:table-cell table:style-name="ce3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DIA080001','2014-08-31','---','-------------------------','6110800004101000001','SCGCMP','SNOANTDIA080001','D','PROVISION DE ANTIGUEDAD DE PRESTACIONES SOCIALES NOMINA DIARIA AGOSTO 2014',34353,99,21);">
            <text:p>INSERT INTO scg_dt_cmp VALUES('0001','SCGCMP','SNOANTDIA080001','2014-08-31','---','-------------------------','6110800004101000001','SCGCMP','SNOANTDIA080001','D','PROVISION DE ANTIGUEDAD DE PRESTACIONES SOCIALES NOMINA DIARIA AGOSTO 2014',34353,99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25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2901</text:p>
          </table:table-cell>
          <table:table-cell table:style-name="ce8" office:value-type="float" office:value="164234.97">
            <text:p>164.234,97</text:p>
          </table:table-cell>
          <table:table-cell office:value-type="float" office:value="22">
            <text:p>22</text:p>
          </table:table-cell>
          <table:table-cell table:style-name="ce3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DIA080001','2014-08-31','---','-------------------------','6110800002901000001','SCGCMP','SNOANTDIA080001','D','PROVISION DE ANTIGUEDAD DE PRESTACIONES SOCIALES NOMINA DIARIA AGOSTO 2014',164234,97,22);">
            <text:p>INSERT INTO scg_dt_cmp VALUES('0001','SCGCMP','SNOANTDIA080001','2014-08-31','---','-------------------------','6110800002901000001','SCGCMP','SNOANTDIA080001','D','PROVISION DE ANTIGUEDAD DE PRESTACIONES SOCIALES NOMINA DIARIA AGOSTO 2014',164234,97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26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2701</text:p>
          </table:table-cell>
          <table:table-cell table:style-name="ce8" office:value-type="float" office:value="1757.26">
            <text:p>1.757,26</text:p>
          </table:table-cell>
          <table:table-cell office:value-type="float" office:value="23">
            <text:p>23</text:p>
          </table:table-cell>
          <table:table-cell table:style-name="ce3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DIA080001','2014-08-31','---','-------------------------','6110800002701000001','SCGCMP','SNOANTDIA080001','D','PROVISION DE ANTIGUEDAD DE PRESTACIONES SOCIALES NOMINA DIARIA AGOSTO 2014',1757,26,23);">
            <text:p>INSERT INTO scg_dt_cmp VALUES('0001','SCGCMP','SNOANTDIA080001','2014-08-31','---','-------------------------','6110800002701000001','SCGCMP','SNOANTDIA080001','D','PROVISION DE ANTIGUEDAD DE PRESTACIONES SOCIALES NOMINA DIARIA AGOSTO 2014',1757,26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27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3802</text:p>
          </table:table-cell>
          <table:table-cell table:style-name="ce8" office:value-type="float" office:value="9856.93">
            <text:p>9.856,93</text:p>
          </table:table-cell>
          <table:table-cell office:value-type="float" office:value="24">
            <text:p>24</text:p>
          </table:table-cell>
          <table:table-cell table:style-name="ce3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DIA080001','2014-08-31','---','-------------------------','6110800003802000001','SCGCMP','SNOANTDIA080001','D','PROVISION DE ANTIGUEDAD DE PRESTACIONES SOCIALES NOMINA DIARIA AGOSTO 2014',9856,93,24);">
            <text:p>INSERT INTO scg_dt_cmp VALUES('0001','SCGCMP','SNOANTDIA080001','2014-08-31','---','-------------------------','6110800003802000001','SCGCMP','SNOANTDIA080001','D','PROVISION DE ANTIGUEDAD DE PRESTACIONES SOCIALES NOMINA DIARIA AGOSTO 2014',9856,93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28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4507</text:p>
          </table:table-cell>
          <table:table-cell table:style-name="ce8" office:value-type="float" office:value="31162.42">
            <text:p>31.162,42</text:p>
          </table:table-cell>
          <table:table-cell office:value-type="float" office:value="25">
            <text:p>25</text:p>
          </table:table-cell>
          <table:table-cell table:style-name="ce3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DIA080001','2014-08-31','---','-------------------------','6110800004507000001','SCGCMP','SNOANTDIA080001','D','PROVISION DE ANTIGUEDAD DE PRESTACIONES SOCIALES NOMINA DIARIA AGOSTO 2014',31162,42,25);">
            <text:p>INSERT INTO scg_dt_cmp VALUES('0001','SCGCMP','SNOANTDIA080001','2014-08-31','---','-------------------------','6110800004507000001','SCGCMP','SNOANTDIA080001','D','PROVISION DE ANTIGUEDAD DE PRESTACIONES SOCIALES NOMINA DIARIA AGOSTO 2014',31162,42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9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4503</text:p>
          </table:table-cell>
          <table:table-cell table:style-name="ce8" office:value-type="float" office:value="35583.09">
            <text:p>35.583,09</text:p>
          </table:table-cell>
          <table:table-cell office:value-type="float" office:value="26">
            <text:p>26</text:p>
          </table:table-cell>
          <table:table-cell table:style-name="ce3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DIA080001','2014-08-31','---','-------------------------','6110800004503000001','SCGCMP','SNOANTDIA080001','D','PROVISION DE ANTIGUEDAD DE PRESTACIONES SOCIALES NOMINA DIARIA AGOSTO 2014',35583,09,26);">
            <text:p>INSERT INTO scg_dt_cmp VALUES('0001','SCGCMP','SNOANTDIA080001','2014-08-31','---','-------------------------','6110800004503000001','SCGCMP','SNOANTDIA080001','D','PROVISION DE ANTIGUEDAD DE PRESTACIONES SOCIALES NOMINA DIARIA AGOSTO 2014',35583,09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30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3801</text:p>
          </table:table-cell>
          <table:table-cell table:style-name="ce8" office:value-type="float" office:value="43378.15">
            <text:p>43.378,15</text:p>
          </table:table-cell>
          <table:table-cell office:value-type="float" office:value="27">
            <text:p>27</text:p>
          </table:table-cell>
          <table:table-cell table:style-name="ce3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DIA080001','2014-08-31','---','-------------------------','6110800003801000001','SCGCMP','SNOANTDIA080001','D','PROVISION DE ANTIGUEDAD DE PRESTACIONES SOCIALES NOMINA DIARIA AGOSTO 2014',43378,15,27);">
            <text:p>INSERT INTO scg_dt_cmp VALUES('0001','SCGCMP','SNOANTDIA080001','2014-08-31','---','-------------------------','6110800003801000001','SCGCMP','SNOANTDIA080001','D','PROVISION DE ANTIGUEDAD DE PRESTACIONES SOCIALES NOMINA DIARIA AGOSTO 2014',43378,15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31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3304</text:p>
          </table:table-cell>
          <table:table-cell table:style-name="ce8" office:value-type="float" office:value="80903.56">
            <text:p>80.903,56</text:p>
          </table:table-cell>
          <table:table-cell office:value-type="float" office:value="28">
            <text:p>28</text:p>
          </table:table-cell>
          <table:table-cell table:style-name="ce3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DIA080001','2014-08-31','---','-------------------------','6110800003304000001','SCGCMP','SNOANTDIA080001','D','PROVISION DE ANTIGUEDAD DE PRESTACIONES SOCIALES NOMINA DIARIA AGOSTO 2014',80903,56,28);">
            <text:p>INSERT INTO scg_dt_cmp VALUES('0001','SCGCMP','SNOANTDIA080001','2014-08-31','---','-------------------------','6110800003304000001','SCGCMP','SNOANTDIA080001','D','PROVISION DE ANTIGUEDAD DE PRESTACIONES SOCIALES NOMINA DIARIA AGOSTO 2014',80903,56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32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4203</text:p>
          </table:table-cell>
          <table:table-cell table:style-name="ce8" office:value-type="float" office:value="195025.75">
            <text:p>195.025,75</text:p>
          </table:table-cell>
          <table:table-cell office:value-type="float" office:value="29">
            <text:p>29</text:p>
          </table:table-cell>
          <table:table-cell table:style-name="ce3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DIA080001','2014-08-31','---','-------------------------','6110800004203000001','SCGCMP','SNOANTDIA080001','D','PROVISION DE ANTIGUEDAD DE PRESTACIONES SOCIALES NOMINA DIARIA AGOSTO 2014',195025,75,29);">
            <text:p>INSERT INTO scg_dt_cmp VALUES('0001','SCGCMP','SNOANTDIA080001','2014-08-31','---','-------------------------','6110800004203000001','SCGCMP','SNOANTDIA080001','D','PROVISION DE ANTIGUEDAD DE PRESTACIONES SOCIALES NOMINA DIARIA AGOSTO 2014',195025,75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33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4502</text:p>
          </table:table-cell>
          <table:table-cell table:style-name="ce8" office:value-type="float" office:value="27571.67">
            <text:p>27.571,67</text:p>
          </table:table-cell>
          <table:table-cell office:value-type="float" office:value="30">
            <text:p>30</text:p>
          </table:table-cell>
          <table:table-cell table:style-name="ce3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DIA080001','2014-08-31','---','-------------------------','6110800004502000001','SCGCMP','SNOANTDIA080001','D','PROVISION DE ANTIGUEDAD DE PRESTACIONES SOCIALES NOMINA DIARIA AGOSTO 2014',27571,67,30);">
            <text:p>INSERT INTO scg_dt_cmp VALUES('0001','SCGCMP','SNOANTDIA080001','2014-08-31','---','-------------------------','6110800004502000001','SCGCMP','SNOANTDIA080001','D','PROVISION DE ANTIGUEDAD DE PRESTACIONES SOCIALES NOMINA DIARIA AGOSTO 2014',27571,67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34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4602</text:p>
          </table:table-cell>
          <table:table-cell table:style-name="ce8" office:value-type="float" office:value="20523.61">
            <text:p>20.523,61</text:p>
          </table:table-cell>
          <table:table-cell office:value-type="float" office:value="31">
            <text:p>31</text:p>
          </table:table-cell>
          <table:table-cell table:style-name="ce3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DIA080001','2014-08-31','---','-------------------------','6110800004602000001','SCGCMP','SNOANTDIA080001','D','PROVISION DE ANTIGUEDAD DE PRESTACIONES SOCIALES NOMINA DIARIA AGOSTO 2014',20523,61,31);">
            <text:p>INSERT INTO scg_dt_cmp VALUES('0001','SCGCMP','SNOANTDIA080001','2014-08-31','---','-------------------------','6110800004602000001','SCGCMP','SNOANTDIA080001','D','PROVISION DE ANTIGUEDAD DE PRESTACIONES SOCIALES NOMINA DIARIA AGOSTO 2014',20523,61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5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4201</text:p>
          </table:table-cell>
          <table:table-cell table:style-name="ce8" office:value-type="float" office:value="70480.1">
            <text:p>70.480,10</text:p>
          </table:table-cell>
          <table:table-cell office:value-type="float" office:value="32">
            <text:p>32</text:p>
          </table:table-cell>
          <table:table-cell table:style-name="ce3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DIA080001','2014-08-31','---','-------------------------','6110800004201000001','SCGCMP','SNOANTDIA080001','D','PROVISION DE ANTIGUEDAD DE PRESTACIONES SOCIALES NOMINA DIARIA AGOSTO 2014',70480,1,32);">
            <text:p>INSERT INTO scg_dt_cmp VALUES('0001','SCGCMP','SNOANTDIA080001','2014-08-31','---','-------------------------','6110800004201000001','SCGCMP','SNOANTDIA080001','D','PROVISION DE ANTIGUEDAD DE PRESTACIONES SOCIALES NOMINA DIARIA AGOSTO 2014',70480,1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36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3901</text:p>
          </table:table-cell>
          <table:table-cell table:style-name="ce8" office:value-type="float" office:value="23207.64">
            <text:p>23.207,64</text:p>
          </table:table-cell>
          <table:table-cell office:value-type="float" office:value="33">
            <text:p>33</text:p>
          </table:table-cell>
          <table:table-cell table:style-name="ce3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DIA080001','2014-08-31','---','-------------------------','6110800003901000001','SCGCMP','SNOANTDIA080001','D','PROVISION DE ANTIGUEDAD DE PRESTACIONES SOCIALES NOMINA DIARIA AGOSTO 2014',23207,64,33);">
            <text:p>INSERT INTO scg_dt_cmp VALUES('0001','SCGCMP','SNOANTDIA080001','2014-08-31','---','-------------------------','6110800003901000001','SCGCMP','SNOANTDIA080001','D','PROVISION DE ANTIGUEDAD DE PRESTACIONES SOCIALES NOMINA DIARIA AGOSTO 2014',23207,64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37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4102</text:p>
          </table:table-cell>
          <table:table-cell table:style-name="ce8" office:value-type="float" office:value="31312.08">
            <text:p>31.312,08</text:p>
          </table:table-cell>
          <table:table-cell office:value-type="float" office:value="34">
            <text:p>34</text:p>
          </table:table-cell>
          <table:table-cell table:style-name="ce3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DIA080001','2014-08-31','---','-------------------------','6110800004102000001','SCGCMP','SNOANTDIA080001','D','PROVISION DE ANTIGUEDAD DE PRESTACIONES SOCIALES NOMINA DIARIA AGOSTO 2014',31312,08,34);">
            <text:p>INSERT INTO scg_dt_cmp VALUES('0001','SCGCMP','SNOANTDIA080001','2014-08-31','---','-------------------------','6110800004102000001','SCGCMP','SNOANTDIA080001','D','PROVISION DE ANTIGUEDAD DE PRESTACIONES SOCIALES NOMINA DIARIA AGOSTO 2014',31312,08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38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3303</text:p>
          </table:table-cell>
          <table:table-cell table:style-name="ce8" office:value-type="float" office:value="12449.74">
            <text:p>12.449,74</text:p>
          </table:table-cell>
          <table:table-cell office:value-type="float" office:value="35">
            <text:p>35</text:p>
          </table:table-cell>
          <table:table-cell table:style-name="ce3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DIA080001','2014-08-31','---','-------------------------','6110800003303000001','SCGCMP','SNOANTDIA080001','D','PROVISION DE ANTIGUEDAD DE PRESTACIONES SOCIALES NOMINA DIARIA AGOSTO 2014',12449,74,35);">
            <text:p>INSERT INTO scg_dt_cmp VALUES('0001','SCGCMP','SNOANTDIA080001','2014-08-31','---','-------------------------','6110800003303000001','SCGCMP','SNOANTDIA080001','D','PROVISION DE ANTIGUEDAD DE PRESTACIONES SOCIALES NOMINA DIARIA AGOSTO 2014',12449,74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39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2001</text:p>
          </table:table-cell>
          <table:table-cell table:style-name="ce8" office:value-type="float" office:value="1736.41">
            <text:p>1.736,41</text:p>
          </table:table-cell>
          <table:table-cell office:value-type="float" office:value="36">
            <text:p>36</text:p>
          </table:table-cell>
          <table:table-cell table:style-name="ce3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DIA080001','2014-08-31','---','-------------------------','6110800002001000001','SCGCMP','SNOANTDIA080001','D','PROVISION DE ANTIGUEDAD DE PRESTACIONES SOCIALES NOMINA DIARIA AGOSTO 2014',1736,41,36);">
            <text:p>INSERT INTO scg_dt_cmp VALUES('0001','SCGCMP','SNOANTDIA080001','2014-08-31','---','-------------------------','6110800002001000001','SCGCMP','SNOANTDIA080001','D','PROVISION DE ANTIGUEDAD DE PRESTACIONES SOCIALES NOMINA DIARIA AGOSTO 2014',1736,41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40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3803</text:p>
          </table:table-cell>
          <table:table-cell table:style-name="ce8" office:value-type="float" office:value="178297.29">
            <text:p>178.297,29</text:p>
          </table:table-cell>
          <table:table-cell office:value-type="float" office:value="37">
            <text:p>37</text:p>
          </table:table-cell>
          <table:table-cell table:style-name="ce3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DIA080001','2014-08-31','---','-------------------------','6110800003803000001','SCGCMP','SNOANTDIA080001','D','PROVISION DE ANTIGUEDAD DE PRESTACIONES SOCIALES NOMINA DIARIA AGOSTO 2014',178297,29,37);">
            <text:p>INSERT INTO scg_dt_cmp VALUES('0001','SCGCMP','SNOANTDIA080001','2014-08-31','---','-------------------------','6110800003803000001','SCGCMP','SNOANTDIA080001','D','PROVISION DE ANTIGUEDAD DE PRESTACIONES SOCIALES NOMINA DIARIA AGOSTO 2014',178297,29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41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4505</text:p>
          </table:table-cell>
          <table:table-cell table:style-name="ce8" office:value-type="float" office:value="148910.42">
            <text:p>148.910,42</text:p>
          </table:table-cell>
          <table:table-cell office:value-type="float" office:value="38">
            <text:p>38</text:p>
          </table:table-cell>
          <table:table-cell table:style-name="ce3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DIA080001','2014-08-31','---','-------------------------','6110800004505000001','SCGCMP','SNOANTDIA080001','D','PROVISION DE ANTIGUEDAD DE PRESTACIONES SOCIALES NOMINA DIARIA AGOSTO 2014',148910,42,38);">
            <text:p>INSERT INTO scg_dt_cmp VALUES('0001','SCGCMP','SNOANTDIA080001','2014-08-31','---','-------------------------','6110800004505000001','SCGCMP','SNOANTDIA080001','D','PROVISION DE ANTIGUEDAD DE PRESTACIONES SOCIALES NOMINA DIARIA AGOSTO 2014',148910,42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2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3902</text:p>
          </table:table-cell>
          <table:table-cell table:style-name="ce8" office:value-type="float" office:value="10362.99">
            <text:p>10.362,99</text:p>
          </table:table-cell>
          <table:table-cell office:value-type="float" office:value="39">
            <text:p>39</text:p>
          </table:table-cell>
          <table:table-cell table:style-name="ce3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DIA080001','2014-08-31','---','-------------------------','6110800003902000001','SCGCMP','SNOANTDIA080001','D','PROVISION DE ANTIGUEDAD DE PRESTACIONES SOCIALES NOMINA DIARIA AGOSTO 2014',10362,99,39);">
            <text:p>INSERT INTO scg_dt_cmp VALUES('0001','SCGCMP','SNOANTDIA080001','2014-08-31','---','-------------------------','6110800003902000001','SCGCMP','SNOANTDIA080001','D','PROVISION DE ANTIGUEDAD DE PRESTACIONES SOCIALES NOMINA DIARIA AGOSTO 2014',10362,99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43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4700</text:p>
          </table:table-cell>
          <table:table-cell table:style-name="ce8" office:value-type="float" office:value="7619.83">
            <text:p>7.619,83</text:p>
          </table:table-cell>
          <table:table-cell office:value-type="float" office:value="40">
            <text:p>40</text:p>
          </table:table-cell>
          <table:table-cell table:style-name="ce3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DIA080001','2014-08-31','---','-------------------------','6110800004700000001','SCGCMP','SNOANTDIA080001','D','PROVISION DE ANTIGUEDAD DE PRESTACIONES SOCIALES NOMINA DIARIA AGOSTO 2014',7619,83,40);">
            <text:p>INSERT INTO scg_dt_cmp VALUES('0001','SCGCMP','SNOANTDIA080001','2014-08-31','---','-------------------------','6110800004700000001','SCGCMP','SNOANTDIA080001','D','PROVISION DE ANTIGUEDAD DE PRESTACIONES SOCIALES NOMINA DIARIA AGOSTO 2014',7619,83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4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3701</text:p>
          </table:table-cell>
          <table:table-cell table:style-name="ce8" office:value-type="float" office:value="2419.76">
            <text:p>2.419,76</text:p>
          </table:table-cell>
          <table:table-cell office:value-type="float" office:value="41">
            <text:p>41</text:p>
          </table:table-cell>
          <table:table-cell table:style-name="ce3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DIA080001','2014-08-31','---','-------------------------','6110800003701000001','SCGCMP','SNOANTDIA080001','D','PROVISION DE ANTIGUEDAD DE PRESTACIONES SOCIALES NOMINA DIARIA AGOSTO 2014',2419,76,41);">
            <text:p>INSERT INTO scg_dt_cmp VALUES('0001','SCGCMP','SNOANTDIA080001','2014-08-31','---','-------------------------','6110800003701000001','SCGCMP','SNOANTDIA080001','D','PROVISION DE ANTIGUEDAD DE PRESTACIONES SOCIALES NOMINA DIARIA AGOSTO 2014',2419,76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5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4202</text:p>
          </table:table-cell>
          <table:table-cell table:style-name="ce8" office:value-type="float" office:value="26806.73">
            <text:p>26.806,73</text:p>
          </table:table-cell>
          <table:table-cell office:value-type="float" office:value="42">
            <text:p>42</text:p>
          </table:table-cell>
          <table:table-cell table:style-name="ce3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DIA080001','2014-08-31','---','-------------------------','6110800004202000001','SCGCMP','SNOANTDIA080001','D','PROVISION DE ANTIGUEDAD DE PRESTACIONES SOCIALES NOMINA DIARIA AGOSTO 2014',26806,73,42);">
            <text:p>INSERT INTO scg_dt_cmp VALUES('0001','SCGCMP','SNOANTDIA080001','2014-08-31','---','-------------------------','6110800004202000001','SCGCMP','SNOANTDIA080001','D','PROVISION DE ANTIGUEDAD DE PRESTACIONES SOCIALES NOMINA DIARIA AGOSTO 2014',26806,73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6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4506</text:p>
          </table:table-cell>
          <table:table-cell table:style-name="ce8" office:value-type="float" office:value="20949.83">
            <text:p>20.949,83</text:p>
          </table:table-cell>
          <table:table-cell office:value-type="float" office:value="43">
            <text:p>43</text:p>
          </table:table-cell>
          <table:table-cell table:style-name="ce3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DIA080001','2014-08-31','---','-------------------------','6110800004506000001','SCGCMP','SNOANTDIA080001','D','PROVISION DE ANTIGUEDAD DE PRESTACIONES SOCIALES NOMINA DIARIA AGOSTO 2014',20949,83,43);">
            <text:p>INSERT INTO scg_dt_cmp VALUES('0001','SCGCMP','SNOANTDIA080001','2014-08-31','---','-------------------------','6110800004506000001','SCGCMP','SNOANTDIA080001','D','PROVISION DE ANTIGUEDAD DE PRESTACIONES SOCIALES NOMINA DIARIA AGOSTO 2014',20949,83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80001</text:p>
          </table:table-cell>
          <table:table-cell table:style-name="ce4" office:value-type="string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7]" office:value-type="string" office:string-value="SNOANTDIA080001">
            <text:p>SNOANTDIA08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AGOSTO 2014</text:p>
          </table:table-cell>
          <table:table-cell table:style-name="ce6" office:value-type="string">
            <text:p>4001</text:p>
          </table:table-cell>
          <table:table-cell table:style-name="ce8" office:value-type="float" office:value="5897.75">
            <text:p>5.897,75</text:p>
          </table:table-cell>
          <table:table-cell office:value-type="float" office:value="44">
            <text:p>44</text:p>
          </table:table-cell>
          <table:table-cell table:style-name="ce3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DIA080001','2014-08-31','---','-------------------------','6110800004001000001','SCGCMP','SNOANTDIA080001','D','PROVISION DE ANTIGUEDAD DE PRESTACIONES SOCIALES NOMINA DIARIA AGOSTO 2014',5897,75,44);">
            <text:p>INSERT INTO scg_dt_cmp VALUES('0001','SCGCMP','SNOANTDIA080001','2014-08-31','---','-------------------------','6110800004001000001','SCGCMP','SNOANTDIA080001','D','PROVISION DE ANTIGUEDAD DE PRESTACIONES SOCIALES NOMINA DIARIA AGOSTO 2014',5897,75,44);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11"/>
        </table:table-row>
        <table:table-row table:style-name="ro1" table:number-rows-repeated="10485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DIA080001">
            <text:p>SNOANTDIA080001</text:p>
          </table:table-cell>
          <table:table-cell table:formula="of:=[Hoja1.D3]" office:value-type="string" office:string-value="2014-08-31">
            <text:p>2014-08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DE ANTIGUEDAD DE PRESTACIONES SOCIALES NOMINA DIARIA AGOSTO 2014">
            <text:p>PROVISION DE ANTIGUEDAD DE PRESTACIONES SOCIALES NOMINA DIARIA AGOSTO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10" table:formula="of:=[Hoja1.M3]" office:value-type="float" office:value="2484742.72">
            <text:p>2.484.742,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DIA080001','2014-08-31','---','-------------------------','PROVISION DE ANTIGUEDAD DE PRESTACIONES SOCIALES NOMINA DIARIA AGOSTO 2014',1,'-','----------','----------',2484742,72,0,0,0,'--','SIGESP');">
            <text:p>INSERT INTO sigesp_cmp VALUES('0001','SCGCMP','SNOANTDIA080001','2014-08-31','---','-------------------------','PROVISION DE ANTIGUEDAD DE PRESTACIONES SOCIALES NOMINA DIARIA AGOSTO 2014',1,'-','----------','----------',2484742,72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currency-style style:name="N122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VE">Bs</number:currency-symbol>
      <number:number number: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currency-style style:name="N12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27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11:34:26</dc:date>
    <dc:creator>Sistema </dc:creator>
    <meta:editing-duration>PT5H45M21S</meta:editing-duration>
    <meta:editing-cycles>24</meta:editing-cycles>
    <meta:generator>LibreOffice/3.5$Linux_X86_64 LibreOffice_project/350m1$Build-2</meta:generator>
    <meta:document-statistic meta:table-count="2" meta:cell-count="727" meta:object-count="0"/>
  </office:meta>
</office:document-meta>
</file>